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842">
            <text:p>18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Pinot Gri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9465844330691">
            <text:p>0.34946584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Plains Drifter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5344816937533">
            <text:p>0.35344816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Speculat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023115283843">
            <text:p>0.29023115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string">
            <text:p>Newmarket</text:p>
          </table:table-cell>
          <table:table-cell table:style-name="Default" office:value-type="string">
            <text:p>Maximized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30082546381442">
            <text:p>0.130082546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antile's Gift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06868670076741">
            <text:p>0.40686867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Noelan Star</text:p>
          </table:table-cell>
          <table:table-cell table:style-name="Default" office:value-type="float" office:value="1.4">
            <text:p>1.4</text:p>
          </table:table-cell>
          <table:table-cell table:style-name="Default" office:value-type="float" office:value="0.727428080437263">
            <text:p>0.72742808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452">
            <text:p>1452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Johnny Boo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47702754601">
            <text:p>0.21104770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07">
            <text:p>1607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Ballyb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033936085091">
            <text:p>0.280339360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nead A Wi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375289008935">
            <text:p>0.36375289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Fixati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3908263849612">
            <text:p>0.1839082638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Bellarchi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8285069430167">
            <text:p>0.20828506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Thebes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88645026289882">
            <text:p>0.38864502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305">
            <text:p>1305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Tenter Le Tout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82433796708224">
            <text:p>0.78243379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05">
            <text:p>15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Honesty Polic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1718000985663">
            <text:p>0.2417180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632">
            <text:p>1632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Port St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51893296515605">
            <text:p>0.25189329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12">
            <text:p>1512</text:p>
          </table:table-cell>
          <table:table-cell table:style-name="Default" office:value-type="string">
            <text:p>Yarmouth</text:p>
          </table:table-cell>
          <table:table-cell table:style-name="Default" office:value-type="string">
            <text:p>Ottoman Empress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70290098580604">
            <text:p>0.370290098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2254996123764">
            <text:p>0.20225499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Chas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Baron Noi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09922902438702">
            <text:p>0.209922902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Captains Speech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388395113125833">
            <text:p>0.388395113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string">
            <text:p>Wexford</text:p>
          </table:table-cell>
          <table:table-cell table:style-name="Default" office:value-type="string">
            <text:p>Agameoftwohalves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33834752375942">
            <text:p>0.333834752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y Up Duck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5582606673375">
            <text:p>0.48558260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AI Rank 1 and Value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inella Yoga</text:p>
          </table:table-cell>
          <table:table-cell table:style-name="Default" office:value-type="float" office:value="1.33">
            <text:p>1.33</text:p>
          </table:table-cell>
          <table:table-cell table:style-name="Default" office:value-type="float" office:value="0.779249030522886">
            <text:p>0.7792490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Hurdle Value (Top AI and Pure Non H/cap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Maestro Conti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8828542714785">
            <text:p>0.238828542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Aintree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854558414211">
            <text:p>0.35285455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Suir Monad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81396380130151">
            <text:p>0.481396380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Turf AI Rank 1 and Value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Turf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5689802960237">
            <text:p>0.48568980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Duhallow Tommy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50722925962316">
            <text:p>0.35072292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Kempton</text:p>
          </table:table-cell>
          <table:table-cell table:style-name="Default" office:value-type="string">
            <text:p>Zain Primu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5715327270512">
            <text:p>0.29571532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A/W Value (Top AI and Pure Non H/cap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Jukebox D'Eddy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431342604296754">
            <text:p>0.43134260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Chase Value (Top AI and Pure)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335">
            <text:p>133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Neon Dream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78614073002681">
            <text:p>0.4786140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torm Hear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61985591987453">
            <text:p>0.261985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Wingme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440264746394">
            <text:p>0.25944026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Chas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330">
            <text:p>1330</text:p>
          </table:table-cell>
          <table:table-cell table:style-name="Default" office:value-type="string">
            <text:p>Fairyhouse</text:p>
          </table:table-cell>
          <table:table-cell table:style-name="Default" office:value-type="string">
            <text:p>Splendid Fellow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6666615452989">
            <text:p>0.266666615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13">
            <text:p>141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Tread Carefully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01396006330135">
            <text:p>0.401396006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Hardly Surprising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04019262">
            <text:p>0.404019262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47">
            <text:p>1547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Is This For Real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978827133">
            <text:p>0.297882713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Non H/cap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Al Qareem</text:p>
          </table:table-cell>
          <table:table-cell table:style-name="Default" office:value-type="float" office:value="1.83">
            <text:p>1.83</text:p>
          </table:table-cell>
          <table:table-cell table:style-name="Default" office:value-type="float" office:value="0.521914266">
            <text:p>0.52191426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Non H/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4">14/04/2026</text:date>, <text:time>08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4T08:29:30.02</dc:date>
    <dc:creator>Kieran O'Hagan</dc:creator>
    <meta:editing-duration>PT14H27M23S</meta:editing-duration>
    <meta:editing-cycles>41</meta:editing-cycles>
    <meta:generator>OpenOffice/4.1.16$Win32 OpenOffice.org_project/4116m3$Build-9816</meta:generator>
    <meta:document-statistic meta:table-count="3" meta:cell-count="927" meta:object-count="0"/>
  </office:meta>
</office:document-meta>
</file>